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1.094cm" style:rel-column-width="4216*"/>
    </style:style>
    <style:style style:name="Tabelle2.B" style:family="table-column">
      <style:table-column-properties style:column-width="4.967cm" style:rel-column-width="19151*"/>
    </style:style>
    <style:style style:name="Tabelle2.E" style:family="table-column">
      <style:table-column-properties style:column-width="1.004cm" style:rel-column-width="3866*"/>
    </style:style>
    <style:style style:name="Tabelle2.A1" style:family="table-cell">
      <style:table-cell-properties fo:padding="0.097cm" fo:border="none"/>
    </style:style>
    <style:style style:name="Tabelle2.B1" style:family="table-cell">
      <style:table-cell-properties fo:padding="0.097cm" fo:border-left="0.05pt solid #000000" fo:border-right="none" fo:border-top="none" fo:border-bottom="0.05pt solid #000000"/>
    </style:style>
    <style:style style:name="Tabelle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D1" style:family="table-cell">
      <style:table-cell-properties fo:padding="0.097cm" fo:border-left="none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0914d" officeooo:paragraph-rsid="0030914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officeooo:paragraph-rsid="0030914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officeooo:rsid="0025e38c" officeooo:paragraph-rsid="0030914d"/>
    </style:style>
    <style:style style:name="P6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Liberation Serif" fo:font-size="18pt" fo:font-weight="bold" officeooo:rsid="0025e38c" officeooo:paragraph-rsid="0030914d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Liberation Serif" fo:font-size="11pt" officeooo:rsid="00208e8f" officeooo:paragraph-rsid="0030914d" style:font-size-asian="11pt"/>
    </style:style>
    <style:style style:name="P8" style:family="paragraph" style:parent-style-name="Standard">
      <style:text-properties style:font-name="Liberation Serif" fo:font-size="11pt" fo:font-weight="normal" officeooo:rsid="0025e38c" officeooo:paragraph-rsid="0030914d" style:font-size-asian="11pt" style:font-weight-asian="normal" style:font-weight-complex="normal"/>
    </style:style>
    <style:style style:name="P9" style:family="paragraph" style:parent-style-name="Standard">
      <style:text-properties style:font-name="Liberation Serif" fo:font-size="11pt" fo:font-weight="normal" officeooo:paragraph-rsid="0030914d" style:font-size-asian="11pt" style:font-weight-asian="normal" style:font-weight-complex="normal"/>
    </style:style>
    <style:style style:name="P10" style:family="paragraph" style:parent-style-name="Standard">
      <style:text-properties style:font-name="Liberation Serif" fo:font-size="11pt" fo:font-style="italic" fo:font-weight="normal" officeooo:rsid="0025e38c" officeooo:paragraph-rsid="0030914d" style:font-size-asian="11p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iberation Serif" fo:font-size="11pt" fo:font-style="normal" fo:font-weight="normal" officeooo:rsid="0025e38c" officeooo:paragraph-rsid="0030914d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08e8f" officeooo:paragraph-rsid="0030914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278cc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fo:font-size="11pt" fo:font-style="normal" fo:font-weight="normal" officeooo:rsid="00318d68" officeooo:paragraph-rsid="00322acd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1pt" fo:font-style="normal" fo:font-weight="normal" officeooo:rsid="00318d68" officeooo:paragraph-rsid="00322acd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1pt" fo:font-style="normal" fo:font-weight="normal" officeooo:rsid="00267572" officeooo:paragraph-rsid="00322acd" style:font-size-asian="11pt" style:font-style-asian="normal" style:font-weight-asian="normal" style:font-size-complex="11pt" style:font-style-complex="normal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322acd"/>
    </style:style>
    <style:style style:name="T3" style:family="text">
      <style:text-properties style:font-name="Liberation Serif" officeooo:rsid="00322acd"/>
    </style:style>
    <style:style style:name="T4" style:family="text">
      <style:text-properties style:font-name="Liberation Serif" officeooo:rsid="0025e38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840c47" style:font-style-asian="normal" style:font-style-complex="normal"/>
    </style:style>
    <style:style style:name="T7" style:family="text">
      <style:text-properties fo:font-style="normal" officeooo:rsid="0032a54e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1" style:family="text">
      <style:text-properties officeooo:rsid="003278cc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 einem Stapel liegen Element<text:span text:style-name="T2">e</text:span> in unsortierter Reihenfolge (z.B. Container in einem Hafen). Um diesen Stapel zu sortieren muss man mindestens zwei weitere Hilfsstapel aufbauen können (warum reicht <text:span text:style-name="T11">nicht </text:span>einer?) Es gibt verschiedene Algorithmen, nach denen ein Stapel sortiert werden kann. </text:p>
      <text:p text:style-name="P11"/>
      <text:list xml:id="list3355103273" text:style-name="L1">
        <text:list-item>
          <text:p text:style-name="P14"><text:span text:style-name="T3">Schneide</text:span><text:span text:style-name="T4"> die Kärtchen mit Zahlen aus </text:span><text:span text:style-name="T3">und lege sie </text:span><text:span text:style-name="T4">unsortiert auf den ersten Stapel.</text:span></text:p>
        </text:list-item>
        <text:list-item>
          <text:p text:style-name="P15"><text:span text:style-name="T3">Erarbeite einen Algorithmus, den Stapel zu sortieren, indem du </text:span><text:span text:style-name="T4">Elemente zwischen den drei Stapel hin- und herschichtest, bis sie sortiert auf dem ersten Stapel liegen.<text:line-break/>Denke daran, dass </text:span><text:span text:style-name="T3">du immer nur ein </text:span><text:span text:style-name="T4">Element von oben abnehmen und oben wieder </text:span><text:span text:style-name="T3">auf</text:span><text:span text:style-name="T4">legen kann</text:span><text:span text:style-name="T3">st</text:span><text:span text:style-name="T4">.</text:span></text:p>
        </text:list-item>
        <text:list-item>
          <text:p text:style-name="P16">Halte deinen Lösungsweg schriftlich fest.</text:p>
        </text:list-item>
      </text:list>
      <text:p text:style-name="P11"/>
      <text:p text:style-name="P10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row table:style-name="TableLine1533885347424">
          <table:table-cell table:style-name="Tabelle2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2.B1" office:value-type="string">
            <text:p text:style-name="P4"/>
          </table:table-cell>
          <table:table-cell table:style-name="Tabelle2.C1" office:value-type="string">
            <text:p text:style-name="P4"/>
          </table:table-cell>
          <table:table-cell table:style-name="Tabelle2.D1" office:value-type="string">
            <text:p text:style-name="P4"/>
          </table:table-cell>
          <table:table-cell table:style-name="Tabelle2.A1" office:value-type="string">
            <text:p text:style-name="P4"/>
          </table:table-cell>
        </table:table-row>
        <table:table-row table:style-name="TableLine1533885337344"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5">Stapel 1</text:p>
          </table:table-cell>
          <table:table-cell table:style-name="Tabelle2.A1" office:value-type="string">
            <text:p text:style-name="P5">Stapel 2</text:p>
          </table:table-cell>
          <table:table-cell table:style-name="Tabelle2.A1" office:value-type="string">
            <text:p text:style-name="P5">Stapel 3</text:p>
          </table:table-cell>
          <table:table-cell table:style-name="Tabelle2.A1" office:value-type="string">
            <text:p text:style-name="P4"/>
          </table:table-cell>
        </table:table-row>
      </table:table>
      <text:p text:style-name="P8"/>
      <text:p text:style-name="P9"/>
      <text:p text:style-name="P7"/>
      <table:table table:name="Tabelle4" table:style-name="Tabelle4">
        <table:table-column table:style-name="Tabelle4.A" table:number-columns-repeated="3"/>
        <table:table-column table:style-name="Tabelle4.D"/>
        <table:table-row table:style-name="TableLine1533885343392">
          <table:table-cell table:style-name="Tabelle4.A1" office:value-type="string">
            <text:p text:style-name="P6">1</text:p>
          </table:table-cell>
          <table:table-cell table:style-name="Tabelle4.A1" office:value-type="string">
            <text:p text:style-name="P6">2</text:p>
          </table:table-cell>
          <table:table-cell table:style-name="Tabelle4.A1" office:value-type="string">
            <text:p text:style-name="P6">3</text:p>
          </table:table-cell>
          <table:table-cell table:style-name="Tabelle4.D1" office:value-type="string">
            <text:p text:style-name="P6">4</text:p>
          </table:table-cell>
        </table:table-row>
        <table:table-row table:style-name="TableLine1533885346272">
          <table:table-cell table:style-name="Tabelle4.A2" office:value-type="string">
            <text:p text:style-name="P6">5</text:p>
          </table:table-cell>
          <table:table-cell table:style-name="Tabelle4.A2" office:value-type="string">
            <text:p text:style-name="P6">6</text:p>
          </table:table-cell>
          <table:table-cell table:style-name="Tabelle4.A2" office:value-type="string">
            <text:p text:style-name="P6">7</text:p>
          </table:table-cell>
          <table:table-cell table:style-name="Tabelle4.D2" office:value-type="string">
            <text:p text:style-name="P6">8</text:p>
          </table:table-cell>
        </table:table-row>
      </table:table>
      <text:p text:style-name="P12"/>
      <text:p text:style-name="P12"/>
      <text:p text:style-name="P12"><draw:frame text:anchor-type="paragraph" draw:z-index="0" draw:name="Form1" draw:style-name="gr1" draw:text-style-name="P17" svg:width="1.795cm" svg:height="0.63cm" svg:x="15.196cm" svg:y="0.27cm"><draw:image xlink:href="Pictures/10000000000000580000001F84D8045FF773DCF2.png" xlink:type="simple" xlink:show="embed" xlink:actuate="onLoad" draw:mime-type="image/png"><text:p/></draw:image></draw:frame></text:p>
      <text:p text:style-name="P13"><text:span text:style-name="T8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</text:span><text:span text:style-name="T7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0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602cm" style:rel-column-width="29306*"/>
    </style:style>
    <style:style style:name="Tabelle1.B" style:family="table-column">
      <style:table-column-properties style:column-width="2.293cm" style:rel-column-width="8839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0914d" officeooo:paragraph-rsid="0030914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33885336192">
            <table:table-cell table:style-name="Tabelle1.A1" office:value-type="string">
              <text:p text:style-name="MP1">Einen Stack sortieren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2:09.762000000</dc:date>
    <meta:editing-duration>PT3H28M11S</meta:editing-duration>
    <meta:editing-cycles>33</meta:editing-cycles>
    <meta:generator>LibreOffice/7.3.3.2$Windows_X86_64 LibreOffice_project/d1d0ea68f081ee2800a922cac8f79445e4603348</meta:generator>
    <meta:document-statistic meta:table-count="3" meta:image-count="0" meta:object-count="0" meta:page-count="1" meta:paragraph-count="18" meta:word-count="134" meta:character-count="840" meta:non-whitespace-character-count="721"/>
  </office:meta>
</office:document-meta>
</file>